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9DFF4B3C.png" manifest:media-type="image/png"/>
  <manifest:file-entry manifest:full-path="Pictures/100000000000032000000258060B3A78.png" manifest:media-type="image/png"/>
  <manifest:file-entry manifest:full-path="Pictures/100000000000031A00000253C69033D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adornments="Fett" style:font-family-generic="swiss" style:font-pitch="variable"/>
    <style:font-face style:name="Albany1" svg:font-family="Albany" style:font-adornments="Standard" style:font-family-generic="swiss" style:font-pitch="variable"/>
    <style:font-face style:name="Albany2" svg:font-family="Albany" style:font-family-generic="roman" style:font-pitch="variable"/>
    <style:font-face style:name="Andale Sans UI" svg:font-family="'Andale Sans UI'" style:font-pitch="variable"/>
    <style:font-face style:name="Andale Sans UI1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yt-cool-title">
      <style:graphic-properties fo:min-height="3.507cm" loext:decorative="false"/>
      <style:paragraph-properties style:writing-mode="lr-tb"/>
    </style:style>
    <style:style style:name="pr2" style:family="presentation" style:parent-style-name="lyt-cool-outline1">
      <style:graphic-properties fo:min-height="13.23cm" loext:decorative="false"/>
      <style:paragraph-properties style:writing-mode="lr-tb"/>
    </style:style>
    <style:style style:name="pr3" style:family="presentation" style:parent-style-name="lyt-cool-notes">
      <style:graphic-properties draw:fill-color="#ffffff" fo:min-height="11.41cm" loext:decorative="false"/>
      <style:paragraph-properties style:writing-mode="lr-tb"/>
    </style:style>
    <style:style style:name="pr4" style:family="presentation" style:parent-style-name="lyt-cool-title">
      <style:graphic-properties draw:auto-grow-height="true" fo:min-height="3.507cm" loext:decorative="false"/>
      <style:paragraph-properties style:writing-mode="lr-tb"/>
    </style:style>
    <style:style style:name="pr5" style:family="presentation" style:parent-style-name="lyt-cool-notes">
      <style:graphic-properties draw:fill-color="#ffffff" draw:auto-grow-height="true" fo:min-height="11.41cm" loext:decorative="false"/>
      <style:paragraph-properties style:writing-mode="lr-tb"/>
    </style:style>
    <style:style style:name="pr6" style:family="presentation" style:parent-style-name="lyt-cool-outline1">
      <style:graphic-properties draw:auto-grow-height="true" fo:min-height="13.23cm" loext:decorative="false"/>
      <style:paragraph-properties style:writing-mode="lr-tb"/>
    </style:style>
    <style:style style:name="pr7" style:family="presentation" style:parent-style-name="lyt-cool-title" style:list-style-name="L1">
      <style:graphic-properties draw:auto-grow-height="true" fo:min-height="3.507cm" loext:decorative="false"/>
      <style:paragraph-properties style:writing-mode="lr-tb"/>
    </style:style>
    <style:style style:name="pr8" style:family="presentation" style:parent-style-name="lyt-cool-outline1">
      <style:graphic-properties fo:min-height="12.18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/>
    </style:style>
    <style:style style:name="P2" style:family="paragraph">
      <style:text-properties style:font-name="Arial"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Welcome Page" draw:style-name="dp1" draw:master-page-name="lyt-cool" presentation:presentation-page-layout-name="AL1T1">
        <draw:frame presentation:style-name="pr1" draw:layer="layout" svg:width="23.912cm" svg:height="3.507cm" svg:x="2.058cm" svg:y="1.543cm" presentation:class="title">
          <draw:text-box>
            <text:p><text:span text:style-name="T1">GDD</text:span><text:span text:style-name="T2"><text:line-break/></text:span><text:span text:style-name="T2">for April 2024 GWJ</text:span><text:span text:style-name="T2"><text:line-break/></text:span><text:span text:style-name="T2">theme: </text:span><text:span text:style-name="T1">Forge</text:span></text:p>
          </draw:text-box>
        </draw:frame>
        <draw:frame presentation:style-name="pr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<text:a xlink:href="#Wants and Needs" xlink:type="simple">#Wants and Needs</text:a></text:p>
              </text:list-item>
              <text:list-item>
                <text:p><text:a xlink:href="#the Core Loop" xlink:type="simple">#the Core Loop</text:a></text:p>
              </text:list-item>
              <text:list-item>
                <text:p><text:a xlink:href="#To do" xlink:type="simple">#To do</text:a></text:p>
              </text:list-item>
              <text:list-item>
                <text:p><text:a xlink:href="#Gun system" xlink:type="simple">#Gun system</text:a></text:p>
              </text:list-item>
              <text:list-item>
                <text:p>e</text:p>
              </text:list-item>
              <text:list-item>
                <text:p>f</text:p>
              </text:list-item>
              <text:list-item>
                <text:p>g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Wants and Needs" draw:style-name="dp1" draw:master-page-name="lyt-cool" presentation:presentation-page-layout-name="AL2T3">
        <draw:frame presentation:style-name="pr4" draw:text-style-name="P2" draw:layer="layout" svg:width="23.912cm" svg:height="3.507cm" svg:x="2.058cm" svg:y="1.543cm" presentation:class="title" presentation:user-transformed="true">
          <draw:text-box>
            <text:p>Wants and Needs</text:p>
          </draw:text-box>
        </draw:frame>
        <draw:frame presentation:style-name="pr2" draw:layer="layout" svg:width="11.668cm" svg:height="13.23cm" svg:x="2.058cm" svg:y="5.838cm" presentation:class="outline">
          <draw:text-box>
            <text:p>Things I would like to do:</text:p>
            <text:list text:style-name="L2">
              <text:list-item>
                <text:p>A <text:span text:style-name="T3">Tower Defense</text:span><text:span text:style-name="T4"> - make it </text:span><text:span text:style-name="T4">side view 2D</text:span></text:p>
              </text:list-item>
              <text:list-item>
                <text:p><text:span text:style-name="T4">Dump as much of the </text:span><text:span text:style-name="T4">design process on the </text:span><text:span text:style-name="T4">player</text:span></text:p>
              </text:list-item>
              <text:list-item>
                <text:p><text:span text:style-name="T4">How? By forcing the player </text:span><text:span text:style-name="T4">to design stuff (levels, </text:span><text:span text:style-name="T4">weapons, enemies)</text:span></text:p>
              </text:list-item>
              <text:list-item>
                <text:p><text:span text:style-name="T4">The above implies the </text:span><text:span text:style-name="T4">existance of tools that allow </text:span><text:span text:style-name="T4">the player to design stuff</text:span></text:p>
              </text:list-item>
              <text:list-item>
                <text:p><text:span text:style-name="T4">Also - a short voiced intro</text:span></text:p>
              </text:list-item>
            </text:list>
          </draw:text-box>
        </draw:frame>
        <draw:frame presentation:style-name="pr2" draw:layer="layout" svg:width="11.668cm" svg:height="13.23cm" svg:x="14.31cm" svg:y="5.838cm" presentation:class="outline">
          <draw:text-box>
            <text:p>Things I'm missing:</text:p>
            <text:list text:style-name="L2">
              <text:list-item>
                <text:p>I got no music or art, and no oboivous means of aquiring them</text:p>
              </text:list-item>
              <text:list-item>
                <text:p>A core loop</text:p>
              </text:list-item>
              <text:list-item>
                <text:p>A bunch of systems for the player to make stuff</text:p>
              </text:list-item>
              <text:list-item>
                <text:p>A Manager scene for managing game flow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layer="layout" svg:width="23.912cm" svg:height="3.507cm" svg:x="2.058cm" svg:y="1.543cm" presentation:class="title">
          <draw:text-box>
            <text:p>Wants and Needs - continued</text:p>
          </draw:text-box>
        </draw:frame>
        <draw:frame presentation:style-name="pr2" draw:layer="layout" svg:width="23.912cm" svg:height="13.23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the Core Loop" draw:style-name="dp1" draw:master-page-name="lyt-cool" presentation:presentation-page-layout-name="AL1T1">
        <draw:frame presentation:style-name="pr4" draw:layer="layout" svg:width="23.912cm" svg:height="3.507cm" svg:x="2.058cm" svg:y="1.543cm" presentation:class="title">
          <draw:text-box>
            <text:p>the Core Loop</text:p>
          </draw:text-box>
        </draw:frame>
        <draw:frame presentation:style-name="pr6" draw:text-style-name="P4" draw:layer="layout" svg:width="23.912cm" svg:height="13.23cm" svg:x="2.058cm" svg:y="5.838cm" presentation:class="outline">
          <draw:text-box>
            <text:list text:style-name="L3">
              <text:list-item>
                <text:p text:style-name="P4">player does prep stuff in a moment of peace</text:p>
              </text:list-item>
              <text:list-item>
                <text:p text:style-name="P4">countdown to next wave slowly shrinks</text:p>
              </text:list-item>
              <text:list-item>
                <text:p text:style-name="P4">countdown ends - enemies start showing up and approaching a central location</text:p>
              </text:list-item>
              <text:list-item>
                <text:p text:style-name="P4"/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To do" draw:style-name="dp1" draw:master-page-name="lyt-cool" presentation:presentation-page-layout-name="AL2T3">
        <draw:frame presentation:style-name="pr4" draw:text-style-name="P5" draw:layer="layout" svg:width="23.912cm" svg:height="3.507cm" svg:x="2.058cm" svg:y="1.543cm" presentation:class="title">
          <draw:text-box>
            <text:p><text:span text:style-name="T5">To do</text:span></text:p>
          </draw:text-box>
        </draw:frame>
        <draw:frame presentation:style-name="pr2" draw:layer="layout" svg:width="11.668cm" svg:height="13.23cm" svg:x="2.058cm" svg:y="5.838cm" presentation:class="outline" presentation:user-transformed="true">
          <draw:text-box>
            <text:p>Assumed simple:</text:p>
            <text:list text:style-name="L2">
              <text:list-item>
                <text:p>simple inventory UI</text:p>
              </text:list-item>
              <text:list-item>
                <text:p>simple enemy pathing</text:p>
              </text:list-item>
              <text:list-item>
                <text:p>create the thing the player defends</text:p>
              </text:list-item>
              <text:list-item>
                <text:p>enemy spawn system</text:p>
              </text:list-item>
              <text:list-item>
                <text:p>base bullet system</text:p>
              </text:list-item>
              <text:list-item>
                <text:p>Move camera from left to right between waves</text:p>
              </text:list-item>
            </text:list>
          </draw:text-box>
        </draw:frame>
        <draw:frame presentation:style-name="pr2" draw:layer="layout" svg:width="11.668cm" svg:height="13.23cm" svg:x="14.31cm" svg:y="5.838cm" presentation:class="outline">
          <draw:text-box>
            <text:p>Assumed hard:</text:p>
            <text:list text:style-name="L2">
              <text:list-item>
                <text:p>a system for picking up items from level into inventory</text:p>
              </text:list-item>
              <text:list-item>
                <text:p>a system for building items from inventory into world</text:p>
              </text:list-item>
              <text:list-item>
                <text:p>a system for creating guns out of parts</text:p>
              </text:list-item>
              <text:list-item>
                <text:p>a system of translating mouse press and hold into interactions (boosting guns, dmging enemies etc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Gun system" draw:style-name="dp1" draw:master-page-name="lyt-cool" presentation:presentation-page-layout-name="AL1T1">
        <draw:frame presentation:style-name="pr1" draw:layer="layout" svg:width="23.912cm" svg:height="3.507cm" svg:x="2.058cm" svg:y="1.543cm" presentation:class="title">
          <draw:text-box>
            <text:p>Gun system</text:p>
          </draw:text-box>
        </draw:frame>
        <draw:frame presentation:style-name="pr2" draw:layer="layout" svg:width="23.912cm" svg:height="13.23cm" svg:x="2.058cm" svg:y="5.838cm" presentation:class="outline">
          <draw:text-box>
            <text:p>Essential parts that comprise a gun:</text:p>
            <text:list text:style-name="L2">
              <text:list-item>
                <text:p>frame - the thing that the player places in world</text:p>
              </text:list-item>
              <text:list-item>
                <text:p>bullet - what the gun shoots</text:p>
              </text:list-item>
            </text:list>
            <text:p>Bonus parts:</text:p>
            <text:list text:continue-numbering="true" text:style-name="L2">
              <text:list-item>
                <text:p>frame bonus - a thing that alters the frames properties</text:p>
              </text:list-item>
              <text:list-item>
                <text:p>bullet modifier - something that alters the bullets behaviour</text:p>
              </text:list-item>
            </text:list>
            <text:p>Crafting system:</text:p>
            <text:list text:continue-numbering="true" text:style-name="L2">
              <text:list-item>
                <text:p>put together some parts</text:p>
              </text:list-item>
              <text:list-item>
                <text:p>press button</text:p>
              </text:list-item>
              <text:list-item>
                <text:p>get gu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3">
        <draw:frame presentation:style-name="pr7" draw:text-style-name="P6" draw:layer="layout" svg:width="23.912cm" svg:height="3.507cm" svg:x="2.058cm" svg:y="1.543cm" presentation:class="title">
          <draw:text-box>
            <text:p text:style-name="P6">Gun system - continued</text:p>
          </draw:text-box>
        </draw:frame>
        <draw:frame presentation:style-name="pr8" draw:layer="layout" svg:width="11.669cm" svg:height="12.18cm" svg:x="2.058cm" svg:y="5.838cm" presentation:class="outline" presentation:user-transformed="true">
          <draw:text-box>
            <text:p>Projectile ideas:</text:p>
            <text:list text:style-name="L2">
              <text:list-item>
                <text:p>Boomerang – uses path, penetrates all targets and returns</text:p>
              </text:list-item>
              <text:list-item>
                <text:p>Laser – hit scan</text:p>
              </text:list-item>
              <text:list-item>
                <text:p>Bouncy bullet – does up to X bounces</text:p>
              </text:list-item>
              <text:list-item>
                <text:p>Floating mines that explode on contact</text:p>
              </text:list-item>
            </text:list>
          </draw:text-box>
        </draw:frame>
        <draw:frame presentation:style-name="pr8" draw:layer="layout" svg:width="11.669cm" svg:height="12.18cm" svg:x="14.312cm" svg:y="5.838cm" presentation:class="outline" presentation:user-transformed="true">
          <draw:text-box>
            <text:p>Gun frame ideas:</text:p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adornments="Fett" style:font-family-generic="swiss" style:font-pitch="variable"/>
    <style:font-face style:name="Albany1" svg:font-family="Albany" style:font-adornments="Standard" style:font-family-generic="swiss" style:font-pitch="variable"/>
    <style:font-face style:name="Albany2" svg:font-family="Albany" style:font-family-generic="roman" style:font-pitch="variable"/>
    <style:font-face style:name="Andale Sans UI" svg:font-family="'Andale Sans UI'" style:font-pitch="variable"/>
    <style:font-face style:name="Andale Sans UI1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aqua1" xlink:href="Pictures/100000000000031A00000253C69033D4.png" xlink:type="simple" xlink:show="embed" xlink:actuate="onLoad"/>
    <draw:fill-image draw:name="bwmed" xlink:href="Pictures/100000000000032000000258060B3A78.png" xlink:type="simple" xlink:show="embed" xlink:actuate="onLoad"/>
    <draw:fill-image draw:name="tunnel_5f_box" draw:display-name="tunnel_box" xlink:href="Pictures/1000000000000320000002589DFF4B3C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ja" style:country-asian="JP" style:font-name-complex="Tahoma1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2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Albany2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2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lbany2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2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loext:opacity="100%" style:text-outline="false" style:text-line-through-style="none" style:text-line-through-type="none" style:font-name="Albany2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loext:opacity="100%" style:text-outline="false" style:text-line-through-style="none" style:text-line-through-type="none" style:font-name="Albany2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loext:opacity="100%" style:text-outline="false" style:text-line-through-style="none" style:text-line-through-type="none" style:font-name="Albany2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 style:repeat="stretch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2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b6b" loext:opacity="100%" style:text-outline="false" style:text-line-through-style="none" style:text-line-through-type="none" style:font-name="Albany2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2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loext:opacity="100%" style:text-outline="false" style:text-line-through-style="none" style:text-line-through-type="none" style:font-name="Albany2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loext:opacity="100%" style:text-outline="false" style:text-line-through-style="none" style:text-line-through-type="none" style:font-name="Albany1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loext:opacity="100%" style:text-outline="false" style:text-line-through-style="none" style:text-line-through-type="none" style:font-name="Albany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 style:repeat="stretch"/>
    </style:style>
    <style:style style:name="Mdp4" style:family="drawing-page">
      <style:drawing-page-properties draw:background-size="border" draw:fill="bitmap" draw:fill-image-name="tunnel_5f_box" draw:fill-image-width="0cm" draw:fill-image-height="0cm" style:repeat="stretch"/>
    </style:style>
    <style:style style:name="Mdp5" style:family="drawing-page">
      <style:drawing-page-properties draw:background-size="border" draw:fill="solid" draw:fill-color="#babed6" draw:fill-image-width="1cm" draw:fill-image-height="1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lyt-tunnel-title">
      <style:graphic-properties draw:fill-color="#ffffff" draw:auto-grow-height="false" fo:min-height="3.507cm" loext:decorative="false"/>
      <style:paragraph-properties style:writing-mode="lr-tb"/>
    </style:style>
    <style:style style:name="Mpr11" style:family="presentation" style:parent-style-name="lyt-tunnel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lyt-tunn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yt-tunn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 loext:decorative="false"/>
    </style:style>
    <style:style style:name="Mpr15" style:family="presentation" style:parent-style-name="lyt-cool-backgroundobjects">
      <style:graphic-properties draw:fill-color="#125c8d" draw:fill-image-width="1cm" draw:fill-image-height="1cm" draw:textarea-horizontal-align="center" draw:textarea-vertical-align="middle" loext:decorative="fals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loext:graphic-properties draw:fill-color="#dddddd" draw:fill-image-width="1cm" draw:fill-image-height="1cm"/>
      <style:paragraph-properties fo:text-align="center"/>
    </style:style>
    <style:style style:name="MP16" style:family="paragraph">
      <loext:graphic-properties draw:fill-color="#125c8d" draw:fill-image-width="1cm" draw:fill-image-height="1cm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yt-blackandwhit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blackandwhite-title" draw:layer="backgroundobjects" svg:width="23.5cm" svg:height="2.843cm" svg:x="2cm" svg:y="1.899cm" presentation:class="title" presentation:placeholder="true">
        <draw:text-box/>
      </draw:frame>
      <draw:frame presentation:style-name="lyt-blackandwhite-outline1" draw:layer="backgroundobjects" svg:width="24.599cm" svg:height="12.18cm" svg:x="2cm" svg:y="5.413cm" presentation:class="outline" presentation:placeholder="true">
        <draw:text-box/>
      </draw:frame>
      <draw:frame presentation:style-name="Mpr4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076cm" svg:y="17.6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8.976cm" svg:y="17.63cm" presentation:class="page-number">
        <draw:text-box>
          <text:p text:style-name="MP11"><text:span text:style-name="MT1"><text:page-number>&lt;nu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er&gt;</text:page-number></text:span></text:p>
          </draw:text-box>
        </draw:frame>
      </presentation:notes>
    </style:master-page>
    <style:master-page style:name="lyt-aqua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aqua-title" draw:layer="backgroundobjects" svg:width="25.199cm" svg:height="3.507cm" svg:x="1.4cm" svg:y="0.836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8" draw:layer="backgroundobjects" svg:width="6.523cm" svg:height="1.448cm" svg:x="1.7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6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6cm" svg:y="18.23cm" presentation:class="page-number">
        <draw:text-box>
          <text:p text:style-name="MP11"><text:span text:style-name="MT1"><text:page-number>&lt;nu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er&gt;</text:page-number></text:span></text:p>
          </draw:text-box>
        </draw:frame>
      </presentation:notes>
    </style:master-page>
    <style:master-page style:name="lyt-tunnel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0" draw:text-style-name="MP14" draw:layer="backgroundobjects" svg:width="24cm" svg:height="2.843cm" svg:x="2cm" svg:y="1.5cm" presentation:class="title">
        <draw:text-box>
          <text:p text:style-name="MP13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11" draw:text-style-name="MP8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11" draw:text-style-name="MP10" draw:layer="backgroundobjects" svg:width="8.951cm" svg:height="1.448cm" svg:x="9.5cm" svg:y="17.552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12" draw:layer="backgroundobjects" svg:width="6.523cm" svg:height="1.448cm" svg:x="19.477cm" svg:y="17.552cm" presentation:class="page-number">
        <draw:text-box>
          <text:p text:style-name="MP11"><text:span text:style-name="MT1"><text:page-number>&lt;nu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er&gt;</text:page-number></text:span></text:p>
          </draw:text-box>
        </draw:frame>
      </presentation:notes>
    </style:master-page>
    <style:master-page style:name="lyt-cool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4" draw:text-style-name="MP15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15" draw:text-style-name="MP16" draw:layer="backgroundobjects" svg:width="0.505cm" svg:height="2.552cm" svg:x="0cm" svg:y="0cm">
        <text:p/>
      </draw:rect>
      <draw:rect presentation:style-name="Mpr15" draw:text-style-name="MP16" draw:layer="backgroundobjects" svg:width="0.505cm" svg:height="2.552cm" svg:x="0cm" svg:y="6.615cm">
        <text:p/>
      </draw:rect>
      <draw:rect presentation:style-name="Mpr15" draw:text-style-name="MP16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k </meta:initial-creator>
    <meta:creation-date>2024-04-14T18:40:19.24</meta:creation-date>
    <meta:editing-duration>PT3H44M49S</meta:editing-duration>
    <meta:editing-cycles>36</meta:editing-cycles>
    <dc:date>2024-04-16T20:24:15.270310573</dc:date>
    <meta:generator>LibreOffice/24.2.2.2$Linux_X86_64 LibreOffice_project/427a8baee0312a7693737440f205d2e411d50bad</meta:generator>
    <meta:document-statistic meta:object-count="93"/>
  </office:meta>
</office:document-meta>
</file>